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Nimbus Mono L" fo:font-size="10pt" officeooo:rsid="001e7ddc" officeooo:paragraph-rsid="001e7ddc" style:font-size-asian="10pt" style:font-size-complex="10pt"/>
    </style:style>
    <style:style style:name="P2" style:family="paragraph" style:parent-style-name="Standard">
      <style:text-properties fo:font-size="10pt" officeooo:rsid="0018a23b" officeooo:paragraph-rsid="0018a23b" style:font-size-asian="10pt" style:font-size-complex="10pt"/>
    </style:style>
    <style:style style:name="P3" style:family="paragraph" style:parent-style-name="Standard">
      <style:text-properties fo:font-size="10pt" officeooo:rsid="00167cc5" officeooo:paragraph-rsid="00167cc5" style:font-size-asian="10pt" style:font-size-complex="10pt"/>
    </style:style>
    <style:style style:name="P4" style:family="paragraph" style:parent-style-name="Standard" style:list-style-name="L1">
      <style:text-properties fo:font-size="10pt" fo:font-weight="normal" officeooo:rsid="00331623" officeooo:paragraph-rsid="00331623" style:font-size-asian="10pt" style:font-weight-asian="normal" style:font-size-complex="10pt" style:font-weight-complex="normal"/>
    </style:style>
    <style:style style:name="P5" style:family="paragraph" style:parent-style-name="Standard" style:list-style-name="L1">
      <style:text-properties fo:font-size="10pt" fo:font-weight="normal" officeooo:rsid="003453a4" officeooo:paragraph-rsid="003453a4" style:font-size-asian="10pt" style:font-weight-asian="normal" style:font-size-complex="10pt" style:font-weight-complex="normal"/>
    </style:style>
    <style:style style:name="P6" style:family="paragraph" style:parent-style-name="Standard" style:list-style-name="L1">
      <style:text-properties fo:font-size="10pt" fo:font-weight="normal" officeooo:rsid="0037c7ba" officeooo:paragraph-rsid="0037c7ba" style:font-size-asian="10pt" style:font-weight-asian="normal" style:font-size-complex="10pt" style:font-weight-complex="normal"/>
    </style:style>
    <style:style style:name="P7" style:family="paragraph" style:parent-style-name="Standard" style:list-style-name="L1">
      <style:text-properties fo:font-size="10pt" fo:font-weight="normal" officeooo:rsid="003c36ad" officeooo:paragraph-rsid="003c36ad" style:font-size-asian="10pt" style:font-weight-asian="normal" style:font-size-complex="10pt" style:font-weight-complex="normal"/>
    </style:style>
    <style:style style:name="P8" style:family="paragraph" style:parent-style-name="Standard" style:list-style-name="L1">
      <style:text-properties fo:font-size="10pt" fo:font-weight="normal" officeooo:rsid="003e2917" officeooo:paragraph-rsid="003e2917" style:font-size-asian="10pt" style:font-weight-asian="normal" style:font-size-complex="10pt" style:font-weight-complex="normal"/>
    </style:style>
    <style:style style:name="P9" style:family="paragraph" style:parent-style-name="Standard" style:list-style-name="L1">
      <style:text-properties fo:font-size="10pt" fo:font-weight="normal" officeooo:rsid="004035e2" officeooo:paragraph-rsid="004035e2" style:font-size-asian="10pt" style:font-weight-asian="normal" style:font-size-complex="10pt" style:font-weight-complex="normal"/>
    </style:style>
    <style:style style:name="P10" style:family="paragraph" style:parent-style-name="Standard" style:list-style-name="L1">
      <style:text-properties fo:font-size="10pt" fo:font-weight="normal" officeooo:rsid="0040c0ac" officeooo:paragraph-rsid="0040c0ac" style:font-size-asian="10pt" style:font-weight-asian="normal" style:font-size-complex="10pt" style:font-weight-complex="normal"/>
    </style:style>
    <style:style style:name="P11" style:family="paragraph" style:parent-style-name="Standard" style:list-style-name="L1">
      <style:text-properties fo:font-size="10pt" fo:font-weight="normal" officeooo:rsid="004149eb" officeooo:paragraph-rsid="004149eb" style:font-size-asian="10pt" style:font-weight-asian="normal" style:font-size-complex="10pt" style:font-weight-complex="normal"/>
    </style:style>
    <style:style style:name="P12" style:family="paragraph" style:parent-style-name="Standard" style:list-style-name="L1">
      <style:text-properties fo:font-size="10pt" fo:font-weight="bold" officeooo:rsid="003453a4" officeooo:paragraph-rsid="003453a4" style:font-size-asian="10pt" style:font-weight-asian="bold" style:font-size-complex="10pt" style:font-weight-complex="bold"/>
    </style:style>
    <style:style style:name="P13" style:family="paragraph" style:parent-style-name="Standard" style:list-style-name="L1">
      <style:text-properties fo:font-size="10pt" fo:font-weight="bold" officeooo:rsid="00374522" officeooo:paragraph-rsid="00374522" style:font-size-asian="10pt" style:font-weight-asian="bold" style:font-size-complex="10pt" style:font-weight-complex="bold"/>
    </style:style>
    <style:style style:name="P14" style:family="paragraph" style:parent-style-name="Standard" style:list-style-name="L1">
      <style:text-properties fo:font-size="10pt" fo:font-weight="bold" officeooo:rsid="002f2905" officeooo:paragraph-rsid="00374522" style:font-size-asian="10pt" style:font-weight-asian="bold" style:font-size-complex="10pt" style:font-weight-complex="bold"/>
    </style:style>
    <style:style style:name="P15" style:family="paragraph" style:parent-style-name="Standard" style:list-style-name="L1">
      <style:text-properties fo:font-size="10pt" fo:font-weight="bold" officeooo:rsid="001bbe57" officeooo:paragraph-rsid="001bbe57" style:font-size-asian="10pt" style:font-weight-asian="bold" style:font-size-complex="10pt" style:font-weight-complex="bold"/>
    </style:style>
    <style:style style:name="P16" style:family="paragraph" style:parent-style-name="Standard" style:list-style-name="L1">
      <style:text-properties fo:font-size="10pt" officeooo:rsid="002e9951" officeooo:paragraph-rsid="00374522" style:font-size-asian="10pt" style:font-size-complex="10pt"/>
    </style:style>
    <style:style style:name="P17" style:family="paragraph" style:parent-style-name="Standard" style:list-style-name="L1">
      <style:text-properties fo:font-size="10pt" officeooo:rsid="0018a23b" officeooo:paragraph-rsid="0018a23b" style:font-size-asian="10pt" style:font-size-complex="10pt"/>
    </style:style>
    <style:style style:name="P18" style:family="paragraph" style:parent-style-name="Standard" style:list-style-name="L1">
      <style:text-properties fo:font-size="10pt" officeooo:rsid="001e7ddc" officeooo:paragraph-rsid="001e7ddc" style:font-size-asian="10pt" style:font-size-complex="10pt"/>
    </style:style>
    <style:style style:name="P19" style:family="paragraph" style:parent-style-name="Standard" style:list-style-name="L1">
      <style:text-properties fo:font-size="10pt" officeooo:rsid="0021f965" officeooo:paragraph-rsid="0021f965" style:font-size-asian="10pt" style:font-size-complex="10pt"/>
    </style:style>
    <style:style style:name="P20" style:family="paragraph" style:parent-style-name="Standard" style:list-style-name="L1">
      <style:text-properties fo:font-size="10pt" officeooo:rsid="0022b3ce" officeooo:paragraph-rsid="0022b3ce" style:font-size-asian="10pt" style:font-size-complex="10pt"/>
    </style:style>
    <style:style style:name="P21" style:family="paragraph" style:parent-style-name="Standard" style:list-style-name="L1">
      <style:text-properties fo:font-size="10pt" officeooo:rsid="0022b3ce" officeooo:paragraph-rsid="0024b18f" style:font-size-asian="10pt" style:font-size-complex="10pt"/>
    </style:style>
    <style:style style:name="P22" style:family="paragraph" style:parent-style-name="Standard" style:list-style-name="L1">
      <style:text-properties fo:font-size="10pt" officeooo:rsid="001a0746" officeooo:paragraph-rsid="001a0746" style:font-size-asian="10pt" style:font-size-complex="10pt"/>
    </style:style>
    <style:style style:name="P23" style:family="paragraph" style:parent-style-name="Standard" style:list-style-name="L1">
      <style:text-properties fo:font-size="10pt" officeooo:rsid="001bbe57" officeooo:paragraph-rsid="001bbe57" style:font-size-asian="10pt" style:font-size-complex="10pt"/>
    </style:style>
    <style:style style:name="P24" style:family="paragraph" style:parent-style-name="Standard" style:list-style-name="L1">
      <style:text-properties fo:font-size="10pt" fo:font-style="normal" officeooo:rsid="0018a23b" officeooo:paragraph-rsid="0018a23b" style:font-size-asian="10pt" style:font-style-asian="normal" style:font-size-complex="10pt" style:font-style-complex="normal"/>
    </style:style>
    <style:style style:name="P25" style:family="paragraph" style:parent-style-name="Standard" style:list-style-name="L1">
      <style:text-properties fo:font-size="10pt" fo:font-style="normal" officeooo:rsid="00190cd0" officeooo:paragraph-rsid="00190cd0" style:font-size-asian="10pt" style:font-style-asian="normal" style:font-size-complex="10pt" style:font-style-complex="normal"/>
    </style:style>
    <style:style style:name="P26" style:family="paragraph" style:parent-style-name="Standard" style:list-style-name="L1">
      <style:text-properties fo:font-size="10pt" fo:font-style="normal" officeooo:rsid="00212209" officeooo:paragraph-rsid="00212209" style:font-size-asian="10pt" style:font-style-asian="normal" style:font-size-complex="10pt" style:font-style-complex="normal"/>
    </style:style>
    <style:style style:name="P27" style:family="paragraph" style:parent-style-name="Standard" style:list-style-name="L1">
      <style:text-properties style:font-name="Nimbus Mono L" fo:font-size="10pt" officeooo:rsid="001bbe57" officeooo:paragraph-rsid="001bbe57" style:font-size-asian="10pt" style:font-size-complex="10pt"/>
    </style:style>
    <style:style style:name="P28" style:family="paragraph" style:parent-style-name="Standard" style:list-style-name="L1">
      <style:text-properties style:font-name="Nimbus Mono L" fo:font-size="10pt" officeooo:rsid="001bbe57" officeooo:paragraph-rsid="001c6707" style:font-size-asian="10pt" style:font-size-complex="10pt"/>
    </style:style>
    <style:style style:name="P29" style:family="paragraph" style:parent-style-name="Standard" style:list-style-name="L1">
      <style:text-properties style:font-name="Nimbus Mono L" fo:font-size="10pt" officeooo:rsid="001c6707" officeooo:paragraph-rsid="001c6707" style:font-size-asian="10pt" style:font-size-complex="10pt"/>
    </style:style>
    <style:style style:name="P30" style:family="paragraph" style:parent-style-name="Standard" style:list-style-name="L1">
      <style:text-properties style:font-name="Liberation Mono" fo:font-size="10pt" officeooo:rsid="001c6707" officeooo:paragraph-rsid="001c6707" style:font-size-asian="10pt" style:font-size-complex="10pt"/>
    </style:style>
    <style:style style:name="P31" style:family="paragraph" style:parent-style-name="Standard" style:list-style-name="L1">
      <style:text-properties style:font-name="Liberation Serif" fo:font-size="10pt" officeooo:rsid="001e7ddc" officeooo:paragraph-rsid="001e7ddc" style:font-size-asian="10pt" style:font-size-complex="10pt"/>
    </style:style>
    <style:style style:name="P32" style:family="paragraph" style:parent-style-name="Standard" style:list-style-name="L1">
      <style:text-properties style:font-name="Liberation Serif" fo:font-size="10pt" officeooo:rsid="0029a619" officeooo:paragraph-rsid="0029a619" style:font-size-asian="10pt" style:font-size-complex="10pt"/>
    </style:style>
    <style:style style:name="P33" style:family="paragraph" style:parent-style-name="Standard" style:list-style-name="L1">
      <style:text-properties style:font-name="Liberation Serif" fo:font-size="10pt" officeooo:rsid="002da9d4" officeooo:paragraph-rsid="002da9d4" style:font-size-asian="10pt" style:font-size-complex="10pt"/>
    </style:style>
    <style:style style:name="P34" style:family="paragraph" style:parent-style-name="Standard">
      <style:text-properties style:font-name="Liberation Serif" fo:font-size="10pt" officeooo:rsid="002da9d4" officeooo:paragraph-rsid="002da9d4" style:font-size-asian="10pt" style:font-size-complex="10pt"/>
    </style:style>
    <style:style style:name="P35" style:family="paragraph" style:parent-style-name="Standard" style:list-style-name="L1">
      <style:text-properties style:font-name="Liberation Serif" fo:font-size="10pt" officeooo:rsid="001c6707" officeooo:paragraph-rsid="001c6707" style:font-size-asian="10pt" style:font-size-complex="10pt"/>
    </style:style>
    <style:style style:name="P36" style:family="paragraph" style:parent-style-name="Standard">
      <style:text-properties style:font-name="Liberation Serif" fo:font-size="10pt" officeooo:rsid="00445796" officeooo:paragraph-rsid="00445796" style:font-size-asian="10pt" style:font-size-complex="10pt"/>
    </style:style>
    <style:style style:name="P37" style:family="paragraph" style:parent-style-name="Standard" style:list-style-name="L1">
      <style:text-properties style:font-name="Liberation Serif" officeooo:rsid="0029a619" officeooo:paragraph-rsid="0029a619"/>
    </style:style>
    <style:style style:name="T1" style:family="text">
      <style:text-properties officeooo:rsid="0018a23b"/>
    </style:style>
    <style:style style:name="T2" style:family="text">
      <style:text-properties fo:font-style="italic" style:font-style-asian="italic" style:font-style-complex="italic"/>
    </style:style>
    <style:style style:name="T3" style:family="text">
      <style:text-properties fo:font-style="italic" fo:font-weight="bold" officeooo:rsid="0026626a"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3dd8f" style:font-style-asian="normal" style:font-style-complex="normal"/>
    </style:style>
    <style:style style:name="T6" style:family="text">
      <style:text-properties fo:font-style="normal" officeooo:rsid="0024b18f" style:font-style-asian="normal" style:font-style-complex="normal"/>
    </style:style>
    <style:style style:name="T7" style:family="text">
      <style:text-properties fo:font-style="normal" officeooo:rsid="0024ce54" style:font-style-asian="normal" style:font-style-complex="normal"/>
    </style:style>
    <style:style style:name="T8" style:family="text">
      <style:text-properties fo:font-style="normal" officeooo:rsid="0027eeaf" style:font-style-asian="normal" style:font-style-complex="normal"/>
    </style:style>
    <style:style style:name="T9" style:family="text">
      <style:text-properties fo:font-style="normal" officeooo:rsid="0028e767" style:font-style-asian="normal" style:font-style-complex="normal"/>
    </style:style>
    <style:style style:name="T10" style:family="text">
      <style:text-properties fo:font-weight="bold" style:font-weight-asian="bold" style:font-weight-complex="bold"/>
    </style:style>
    <style:style style:name="T11" style:family="text">
      <style:text-properties officeooo:rsid="001c6707"/>
    </style:style>
    <style:style style:name="T12" style:family="text">
      <style:text-properties style:font-name="Liberation Mono"/>
    </style:style>
    <style:style style:name="T13" style:family="text">
      <style:text-properties style:font-name="Liberation Mono" fo:font-size="10pt" style:font-size-asian="10pt" style:font-size-complex="10pt"/>
    </style:style>
    <style:style style:name="T14" style:family="text">
      <style:text-properties style:font-name="Liberation Mono" fo:font-size="10pt" officeooo:rsid="001fd509" style:font-size-asian="10pt" style:font-size-complex="10pt"/>
    </style:style>
    <style:style style:name="T15" style:family="text">
      <style:text-properties officeooo:rsid="0030719b"/>
    </style:style>
    <style:style style:name="T16" style:family="text">
      <style:text-properties style:text-position="super 58%"/>
    </style:style>
    <style:style style:name="T17" style:family="text">
      <style:text-properties officeooo:rsid="0034a27f"/>
    </style:style>
    <style:style style:name="T18" style:family="text">
      <style:text-properties officeooo:rsid="00388304"/>
    </style:style>
    <style:style style:name="T19" style:family="text">
      <style:text-properties officeooo:rsid="003c36ad"/>
    </style:style>
    <style:style style:name="T20" style:family="text">
      <style:text-properties officeooo:rsid="003ebbd5"/>
    </style:style>
    <style:style style:name="T21" style:family="text">
      <style:text-properties officeooo:rsid="004035e2"/>
    </style:style>
    <style:style style:name="T22" style:family="text">
      <style:text-properties fo:font-size="10pt" style:font-size-asian="10pt" style:font-size-complex="10pt"/>
    </style:style>
    <style:style style:name="T23" style:family="text">
      <style:text-properties fo:font-size="10pt" officeooo:rsid="001fd509" style:font-size-asian="10pt" style:font-size-complex="10pt"/>
    </style:style>
    <style:style style:name="T24" style:family="text">
      <style:text-properties style:font-name="Liberation Serif"/>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Questions (and sometimes answers) regarding alfven_stats_3.pro</text:p>
      <text:p text:style-name="P3">09/<text:span text:style-name="T1">20/2014</text:span></text:p>
      <text:list xml:id="list3497280091129705339" text:style-name="L1">
        <text:list-item>
          <text:p text:style-name="P4"><text:span text:style-name="T15">T</text:span>here are two time scales here: the orbit time scale and the FAC time scale</text:p>
          <text:list>
            <text:list-item>
              <text:p text:style-name="P4">orbit time scale (lines ~154-169)</text:p>
              <text:list>
                <text:list-item>
                  <text:p text:style-name="P5">Chris looks at electron flux data, subtracts j-1<text:span text:style-name="T16">th</text:span> element from jth, and if the difference is greater than 10.0 Chris considers the time/space(?) between the j-1<text:span text:style-name="T16">th</text:span> and jth element a 'gap'</text:p>
                </text:list-item>
                <text:list-item>
                  <text:p text:style-name="P12"><text:span text:style-name="T17">Line 1228 </text:span>This is where the last digit in the filenames in Chris' database come from (usually just 0, sometimes 1) </text:p>
                </text:list-item>
              </text:list>
            </text:list-item>
            <text:list-item>
              <text:p text:style-name="P13">FAC time scale (i.e., length of current interval)</text:p>
              <text:list>
                <text:list-item>
                  <text:p text:style-name="P16">What defines a current interval?</text:p>
                  <text:list>
                    <text:list-item>
                      <text:p text:style-name="P14">Lines 657-684 tell the story—<text:span text:style-name="T15">parse them! </text:span></text:p>
                    </text:list-item>
                    <text:list-item>
                      <text:p text:style-name="P6">L660 First, derivative of B is taken: '<text:span text:style-name="T19">deltaBx=</text:span>deriv(position, magz.y)'</text:p>
                      <text:list>
                        <text:list-item>
                          <text:p text:style-name="P6">'position' is an array with n_elements(magz.x)</text:p>
                          <text:list>
                            <text:list-item>
                              <text:p text:style-name="P6">magz.x has n_elements=number of data points within <text:span text:style-name="T18">given orbit time range, where orbit time ranges are indexed with 'jjj'</text:span></text:p>
                            </text:list-item>
                            <text:list-item>
                              <text:p text:style-name="P7">see my handwritten note, “How current intervals are decided upon in alfven_stats_3.pro”</text:p>
                            </text:list-item>
                          </text:list>
                        </text:list-item>
                        <text:list-item>
                          <text:p text:style-name="P7">jtemp = 1.0e-3*(deltaBx)/1.26e-6</text:p>
                        </text:list-item>
                      </text:list>
                    </text:list-item>
                    <text:list-item>
                      <text:p text:style-name="P8"><text:span text:style-name="T20">L662, get sign of all derivatives: '</text:span>sign_jtemp=deltaBx/abs(deltaBx)<text:span text:style-name="T21">'</text:span></text:p>
                      <text:list>
                        <text:list-item>
                          <text:p text:style-name="P9">Now, if sign_jtemp(j)+sign_jtemp(j-1) eq 0, startpoints = [startpoints, j]</text:p>
                        </text:list-item>
                        <text:list-item>
                          <text:p text:style-name="P9">Similarly, if sign_jtemp(j) + sign_jtemp(j+1) eq 0, stop_points = [stop_points, j]</text:p>
                        </text:list-item>
                      </text:list>
                    </text:list-item>
                    <text:list-item>
                      <text:p text:style-name="P9">Now eliminate single points:</text:p>
                      <text:list>
                        <text:list-item>
                          <text:p text:style-name="P9">non_single_points=where(stop_points NE start_points)</text:p>
                        </text:list-item>
                        <text:list-item>
                          <text:p text:style-name="P10">start_points=start_points(non_single_points)</text:p>
                        </text:list-item>
                        <text:list-item>
                          <text:p text:style-name="P10">stop_points=stop_points(non_single_points)</text:p>
                        </text:list-item>
                      </text:list>
                    </text:list-item>
                    <text:list-item>
                      <text:p text:style-name="P11">Voilá!</text:p>
                    </text:list-item>
                  </text:list>
                </text:list-item>
              </text:list>
            </text:list-item>
          </text:list>
        </text:list-item>
        <text:list-item>
          <text:p text:style-name="P11"/>
        </text:list-item>
        <text:list-item>
          <text:p text:style-name="P17">What decides which events are kept?</text:p>
          <text:list>
            <text:list-item>
              <text:p text:style-name="P17">We know that the ratio of E/B and the Alfvén speed does <text:span text:style-name="T2">not</text:span><text:span text:style-name="T4"> serve as a discriminant, since we don't have access to the alfven_speed_mlt routine</text:span></text:p>
            </text:list-item>
            <text:list-item>
              <text:p text:style-name="P24">line ~122-126, removes infinite and NaN electron flux, as well as zero electron flux</text:p>
              <text:list>
                <text:list-item>
                  <text:p text:style-name="P18">Similar fo JEe, Ji, JEi, </text:p>
                </text:list-item>
              </text:list>
            </text:list-item>
            <text:list-item>
              <text:p text:style-name="P25">line 150:All data from latitudes below Holzworth/Meng auroral oval are removed</text:p>
            </text:list-item>
            <text:list-item>
              <text:p text:style-name="P26">line ~782,~661: if the ratio of electron current from ESA and current derived from delta_b are less than 'esa_j_delta_bj_ratio_threshold', the FAC gets dropped</text:p>
            </text:list-item>
            <text:list-item>
              <text:p text:style-name="P19"><text:span text:style-name="T4">line ~786: if electron </text:span><text:span text:style-name="T2">energy</text:span><text:span text:style-name="T4"> flux is less than 'electron_eflux_ionos_threshold' [=0.2 ergs/cm^2], the FAC is dropped</text:span></text:p>
            </text:list-item>
            <text:list-item>
              <text:p text:style-name="P20"><text:span text:style-name="T4">line 933: if </text:span><text:span text:style-name="T5">max </text:span><text:span text:style-name="T4">delta_b </text:span><text:span text:style-name="T5">[largest – smallest observed B]</text:span><text:span text:style-name="T4"> in FAC interval is less than 'delta_b_treshold' [=5.0 nT], FAC gets dropped</text:span></text:p>
            </text:list-item>
            <text:list-item>
              <text:p text:style-name="P21"><text:span text:style-name="T4">line 9</text:span><text:span text:style-name="T6">45</text:span><text:span text:style-name="T4">: if </text:span><text:span text:style-name="T5">max </text:span><text:span text:style-name="T4">delta_</text:span><text:span text:style-name="T7">e</text:span><text:span text:style-name="T4"> </text:span><text:span text:style-name="T5">[largest – smallest observed </text:span><text:span text:style-name="T3">'e_field_smooth'</text:span><text:span text:style-name="T5">]</text:span><text:span text:style-name="T4"> in FAC interval is less than 'delta_</text:span><text:span text:style-name="T8">e</text:span><text:span text:style-name="T4">_treshold' [=</text:span><text:span text:style-name="T9">10</text:span><text:span text:style-name="T4">.0 </text:span><text:span text:style-name="T9">mV/m</text:span><text:span text:style-name="T4">], FAC gets dropped</text:span></text:p>
            </text:list-item>
          </text:list>
        </text:list-item>
      </text:list>
      <text:p text:style-name="P2"/>
      <text:p text:style-name="P3"/>
      <text:p text:style-name="P3"/>
      <text:list xml:id="list123834746743143" text:continue-numbering="true" text:style-name="L1">
        <text:list-item>
          <text:p text:style-name="P22">Unresolved questions I have:</text:p>
          <text:list>
            <text:list-item>
              <text:p text:style-name="P22">Line 155: “;Use the electron data to define the time ranges for this orbit”</text:p>
              <text:list>
                <text:list-item>
                  <text:p text:style-name="P22">How does this work? The discriminator for defining a gap point is whether Je [elec flux] is GT 10...</text:p>
                </text:list-item>
              </text:list>
            </text:list-item>
            <text:list-item>
              <text:p text:style-name="P23">Lines 399-405, dealing with the unknown 'get_2dt_ts_pot' function</text:p>
              <text:list>
                <text:list-item>
                  <text:p text:style-name="P15">Based on lines below, it appears 'get_2dt_ts_pot' simply sets the lower bound of the electron energy based on the sc_pot at the time of measurement </text:p>
                </text:list-item>
                <text:list-item>
                  <text:p text:style-name="P23">For electrons (line 86):</text:p>
                  <text:list>
                    <text:list-item>
                      <text:p text:style-name="P27">“if not keyword_set(energy_electrons) then energy_electrons=[0.,30000.];<text:span text:style-name="T10">use 0.0 for lower bound since the sc_pot is used to set this</text:span>”</text:p>
                    </text:list-item>
                  </text:list>
                </text:list-item>
                <text:list-item>
                  <text:p text:style-name="P23">For ions (line 87):</text:p>
                  <text:list>
                    <text:list-item>
                      <text:p text:style-name="P27">“if not keyword_set(energy_ions) then energy_ions=[0.,500.];<text:span text:style-name="T10">use 0.0 </text:span><text:soft-page-break/><text:span text:style-name="T10">for lower bound since the sc_pot is used to set this</text:span>”</text:p>
                    </text:list-item>
                  </text:list>
                </text:list-item>
                <text:list-item>
                  <text:p text:style-name="P30"><text:span text:style-name="T24">A call to get_2dt_ts_pot:</text:span> </text:p>
                  <text:list>
                    <text:list-item>
                      <text:p text:style-name="P28">“;;get_2dt_ts_pot,'je_2d_b','fa_ees',t1=time_ranges(jjj,0),t2=time_ranges(jjj,1),name='J<text:span text:style-name="T11">Ee</text:span>',angle=e_angle,energy=energy_electrons,sc_pot=sc_pot”</text:p>
                    </text:list-item>
                  </text:list>
                </text:list-item>
                <text:list-item>
                  <text:p text:style-name="P35">cf. a call to get_2dt_ts:</text:p>
                </text:list-item>
                <text:list-item>
                  <text:p text:style-name="P29">“get_2dt_ts,'je_2d_b','fa_ees',t1=time_ranges(jjj,0),t2=time_ranges(jjj,1),name='Jee',angle=e_angle,energy=energy_electrons”</text:p>
                </text:list-item>
              </text:list>
            </text:list-item>
          </text:list>
        </text:list-item>
      </text:list>
      <text:p text:style-name="P1"/>
      <text:list xml:id="list123835362554757" text:continue-numbering="true" text:style-name="L1">
        <text:list-item>
          <text:p text:style-name="P31">Curiosities</text:p>
          <text:list>
            <text:list-item>
              <text:p text:style-name="P31">Line 470: <text:tab/></text:p>
              <text:list>
                <text:list-item>
                  <text:p text:style-name="P31">'ji_tmp_data=2.0*tmp.y(keep2);<text:span text:style-name="T10">the 2.0 here is because of the 1/2 angular range I use to exclude ram ions</text:span></text:p>
                </text:list-item>
              </text:list>
            </text:list-item>
            <text:list-item>
              <text:p text:style-name="P37"><text:span text:style-name="T23">L</text:span><text:span text:style-name="T22">ine 990: There's a code segment accessed by setting the keyword 'analyse_noise'; it says</text:span></text:p>
              <text:list>
                <text:list-item>
                  <text:p text:style-name="P32">“;find intervals that may be longer than an individual interval and qualify for a Alfven event;this is primarily included since noise may mean that large scale ALfven waves with big current are missed”</text:p>
                </text:list-item>
                <text:list-item>
                  <text:p text:style-name="P33">This appears only to increase the number of FACs observed—is that right?</text:p>
                </text:list-item>
              </text:list>
            </text:list-item>
          </text:list>
        </text:list-item>
      </text:list>
      <text:p text:style-name="P34"/>
      <text:p text:style-name="P34"/>
      <text:p text:style-name="P36"><draw:frame draw:style-name="fr1" draw:name="Object1" text:anchor-type="paragraph" svg:width="7.5744in" svg:height="1.1898in" draw:z-index="0"><draw:object xlink:href="./Object 1" xlink:type="simple" xlink:show="embed" xlink:actuate="onLoad"/><draw:image xlink:href="./ObjectReplacements/Object 1" xlink:type="simple" xlink:show="embed" xlink:actuate="onLoad"/></draw:frame>Chaston orig <text:s text:c="12"/>Dartmouth_nosmooth</text:p>
      <text:p text:style-name="P36">1999-03-02/17:56:01.979, 1999-03-02/17:55:42.159</text:p>
      <text:p text:style-name="P36">1999-03-02/17:56:08.542, 1999-03-02/17:56:01.979</text:p>
      <text:p text:style-name="P36">1999-03-02/17:56:18.612, 1999-03-02/17:56:23.284</text:p>
      <text:p text:style-name="P36">1999-03-02/17:56:24.776, 1999-03-02/17:56:24.776</text:p>
      <text:p text:style-name="P36">1999-03-02/17:56:25.190, 1999-03-02/17:56:25.190</text:p>
      <text:p text:style-name="P36">1999-03-02/17:56:25.604, 1999-03-02/17:56:25.604</text:p>
      <text:p text:style-name="P36">1999-03-02/17:56:30.292, 1999-03-02/17:56:30.299</text:p>
      <text:p text:style-name="P36">1999-03-02/17:56:30.557, 1999-03-02/17:56:30.565</text:p>
      <text:p text:style-name="P36">1999-03-02/17:56:31.299, 1999-03-02/17:56:31.307</text:p>
      <text:p text:style-name="P36">1999-03-02/17:56:33.268, 1999-03-02/17:56:33.362</text:p>
      <text:p text:style-name="P36">...</text:p>
      <text:p text:style-name="P36">1999-03-02/18:12:44.542, 1999-03-02/18:12:24.987</text:p>
      <text:p text:style-name="P36">1999-03-02/18:12:49.893, 1999-03-02/18:12:25.752</text:p>
      <text:p text:style-name="P36">1999-03-02/18:13:03.979, 1999-03-02/18:12:26.877</text:p>
      <text:p text:style-name="P36">1999-03-02/18:13:21.448, 1999-03-02/18:12:27.565</text:p>
      <text:p text:style-name="P36">1999-03-02/18:13:53.034, 1999-03-02/18:12:27.940</text:p>
      <text:p text:style-name="P36">1999-03-02/18:13:54.120, 1999-03-02/18:12:31.979</text:p>
      <text:p text:style-name="P36"><text:s text:c="25"/><text:tab/><text:tab/>1999-03-02/18:12:45.268</text:p>
      <text:p text:style-name="P36"><text:s text:c="25"/><text:tab/><text:tab/>1999-03-02/18:12:59.948</text:p>
      <text:p text:style-name="P36"><text:s text:c="25"/><text:tab/><text:tab/>1999-03-02/18:13:21.690</text:p>
      <text:p text:style-name="P36"><text:s text:c="25"/><text:tab/><text:tab/>1999-03-02/18:13:54.120</text:p>
      <text:p text:style-name="P36"><text:s text:c="25"/><text:tab/><text:tab/>1999-03-02/18:14:05.713</text:p>
      <text:p text:style-name="P36"><text:s text:c="25"/><text:tab/><text:tab/>1999-03-02/18:14:45.760</text:p>
      <text:p text:style-name="P36"><text:s text:c="25"/><text:tab/><text:tab/>1999-03-02/18:15:09.002</text:p>
      <text:p text:style-name="P36"><text:s text:c="25"/><text:tab/><text:tab/>1999-03-02/18:15:53.3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09:39:00.346864295</meta:creation-date>
    <dc:date>2014-09-24T12:38:32.746996354</dc:date>
    <meta:editing-duration>PT16H35M31S</meta:editing-duration>
    <meta:editing-cycles>45</meta:editing-cycles>
    <meta:generator>LibreOffice/4.3.1.2$Linux_X86_64 LibreOffice_project/430m0$Build-2</meta:generator>
    <meta:document-statistic meta:table-count="0" meta:image-count="0" meta:object-count="1" meta:page-count="2" meta:paragraph-count="77" meta:word-count="623" meta:character-count="5069" meta:non-whitespace-character-count="4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Nimbus Sans L" svg:font-family="'Nimbus Sans L'" style:font-family-generic="system" style:font-pitch="variable"/>
  </office:font-face-decls>
  <office:automatic-styles>
    <style:style style:name="co1" style:family="table-column">
      <style:table-column-properties fo:break-before="auto" style:column-width="1.5339in"/>
    </style:style>
    <style:style style:name="co2" style:family="table-column">
      <style:table-column-properties fo:break-before="auto" style:column-width="0.889in"/>
    </style:style>
    <style:style style:name="co3" style:family="table-column">
      <style:table-column-properties fo:break-before="auto" style:column-width="1.678in"/>
    </style:style>
    <style:style style:name="co4" style:family="table-column">
      <style:table-column-properties fo:break-before="auto" style:column-width="2.5709in"/>
    </style:style>
    <style:style style:name="co5" style:family="table-column">
      <style:table-column-properties fo:break-before="auto" style:column-width="2.8429in"/>
    </style:style>
    <style:style style:name="ro1" style:family="table-row">
      <style:table-row-properties style:row-height="0.792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table-cell-properties style:text-align-source="fix" style:repeat-content="false" fo:wrap-option="wrap"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data-style-name="N104">
      <style:table-cell-properties style:text-align-source="fix" style:repeat-content="false"/>
      <style:paragraph-properties fo:text-align="center" fo:margin-left="0in"/>
    </style:style>
  </office:automatic-styles>
  <office:body>
    <office:spreadsheet>
      <table:table table:name="Comparison_for_orbit_10000"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able:number-columns-spanned="5" table:number-rows-spanned="1">
            <text:p>This sheet compares Chris Chaston's 'dflux_10000_0' with Dartmouth_'' and Dartmouth_''_NOSMOOTH.</text:p>
            <text:p>On the basis of number of FAC observations recorded in each file, it appears that Dartmouth_''_NOSMOOTH matches Chaston's much better. The time stamps for many of the events are identical. NOTE, the discrepancy in the number of recorded events between NOSMOOTH and Chaston's dflux is likely that I had to comment out a line in the IDL code where the Alfvén speed is calculated since I don't have access to Chaston's 'alfven_speed_mlt' routine, nor do I have access to his 'get_2dt_ts_pot' routine </text:p>
          </table:table-cell>
          <table:covered-table-cell table:number-columns-repeated="4" table:style-name="ce3"/>
        </table:table-row>
        <table:table-row table:style-name="ro2">
          <table:table-cell/>
          <table:table-cell office:value-type="string" calcext:value-type="string">
            <text:p>dflux_1000_0</text:p>
          </table:table-cell>
          <table:table-cell office:value-type="string" calcext:value-type="string">
            <text:p>Dartmouth_dflux_1000_0</text:p>
          </table:table-cell>
          <table:table-cell office:value-type="string" calcext:value-type="string">
            <text:p>Dartmouth_dflux_1000_0_NOSMOOTH</text:p>
          </table:table-cell>
          <table:table-cell office:value-type="string" calcext:value-type="string">
            <text:p>Dartmouth_dflux_1000_0_ANALYSENOISE</text:p>
          </table:table-cell>
        </table:table-row>
        <table:table-row table:style-name="ro2">
          <table:table-cell office:value-type="string" calcext:value-type="string">
            <text:p>Num filaments</text:p>
          </table:table-cell>
          <table:table-cell office:value-type="float" office:value="134" calcext:value-type="float">
            <text:p>134</text:p>
          </table:table-cell>
          <table:table-cell office:value-type="float" office:value="166" calcext:value-type="float">
            <text:p>166</text:p>
          </table:table-cell>
          <table:table-cell office:value-type="float" office:value="142" calcext:value-type="float">
            <text:p>142</text:p>
          </table:table-cell>
          <table:table-cell office:value-type="float" office:value="219" calcext:value-type="float">
            <text:p>2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Nimbus Sans L" svg:font-family="'Nimbus Sans L'" style:font-family-generic="system" style:font-pitch="variable"/>
  </office:font-face-decls>
  <office:styles>
    <style:default-style style:family="table-cell">
      <style:paragraph-properties style:tab-stop-distance="0.5in"/>
      <style:text-properties style:font-name="Liberation Sans" fo:language="en" fo:country="US" style:font-name-asian="Nimbus Sans L" style:language-asian="zh" style:country-asian="CN" style:font-name-complex="Bitstream Vera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Bitstream Vera Sans" style:font-family-asian="'Bitstream Vera Sans'"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4">00/00/0000</text:date>, <text:time style:data-style-name="N2" text:time-value="12:05:44.159309687">00:00:00</text:time></text:p>
        </style:region-right>
      </style:header>
      <style:header-left style:display="false"/>
      <style:footer>
        <text:p>Page <text:page-number>1</text:page-number> / <text:page-count>99</text:page-count></text:p>
      </style:footer>
      <style:footer-left style:display="false"/>
    </style:master-page>
  </office:master-styles>
</office:document-styles>
</file>